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fo:min-height="1.501cm"/>
    </style:style>
    <style:style style:name="gr4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99cm" svg:height="17.275cm" svg:x="3.6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4.9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6.2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7.5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8.8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.595cm" svg:height="10.74cm" svg:x="17.274cm" svg:y="3.734cm">
          <text:p text:style-name="P1"><text:s/></text:p>
          <text:p text:style-name="P1"/>
          <text:p text:style-name="P1"/>
          <draw:enhanced-geometry svg:viewBox="0 0 21600 21600" draw:glue-points="21600 0 0 10800 21600 21600" draw:text-areas="13800 ?f9 21600 ?f10" draw:mirror-vertical="true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2" draw:layer="layout" svg:width="1.518cm" svg:height="1.751cm" svg:x="18.971cm" svg:y="8.349cm">
          <draw:text-box>
            <text:p text:style-name="P2"><text:span text:style-name="T1">A</text:span></text:p>
          </draw:text-box>
        </draw:frame>
        <draw:custom-shape draw:style-name="gr4" draw:text-style-name="P1" draw:layer="layout" svg:width="1.441cm" svg:height="8.931cm" draw:transform="rotate (-0.767944870877505) translate (17.002cm 14.818cm)">
          <text:p/>
          <draw:enhanced-geometry svg:viewBox="0 0 21600 21600" draw:glue-points="21600 0 0 10800 21600 21600" draw:text-areas="13800 ?f9 21600 ?f10" draw:mirror-horizontal="true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2" draw:layer="layout" svg:width="1.518cm" svg:height="1.751cm" svg:x="15.071cm" svg:y="18.65cm">
          <draw:text-box>
            <text:p text:style-name="P2"><text:span text:style-name="T1">B</text:span></text:p>
          </draw:text-box>
        </draw:frame>
        <draw:custom-shape draw:style-name="gr4" draw:text-style-name="P1" draw:layer="layout" svg:width="1.323cm" svg:height="6.55cm" draw:transform="rotate (1.5707963267949) translate (3.605cm 22.88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2" draw:layer="layout" svg:width="1.518cm" svg:height="1.751cm" svg:x="6.271cm" svg:y="22.951cm">
          <draw:text-box>
            <text:p text:style-name="P2"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54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25T14:59:55.880474214</meta:creation-date>
    <dc:date>2016-09-25T15:09:50.488428080</dc:date>
    <dc:creator>elucterio </dc:creator>
    <meta:editing-duration>P0D</meta:editing-duration>
    <meta:editing-cycles>1</meta:editing-cycles>
    <meta:document-statistic meta:object-count="11"/>
    <meta:generator>LibreOffice/4.2.8.2$Linux_X86_64 LibreOffice_project/420m0$Build-2</meta:generator>
  </office:meta>
</office:document-meta>
</file>